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1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5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17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5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offen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table:style-name="ce18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6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table:style-name="ce1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5:.C21])"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 table:style-name="ce11"/>
          <table:table-cell/>
          <table:table-cell table:style-name="ce2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8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table:style-name="ce1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table:style-name="ce18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8"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18"/>
          <table:table-cell/>
          <table:table-cell table:style-name="ce24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6:4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2T16:48:28.70</dc:date>
    <meta:editing-cycles>107</meta:editing-cycles>
    <meta:editing-duration>PT32H36M35S</meta:editing-duration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